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83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9.91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83cm" fo:min-width="3.94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465cm" fo:min-width="5.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5.21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17.2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0.295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4cm" svg:height="5.08cm" svg:x="24.13cm" svg:y="6.35cm">
          <text:p text:style-name="P1">Hel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0.16cm" svg:x="0.635cm" svg:y="5.08cm">
          <text:p text:style-name="P1">Dock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5.08cm" svg:x="3.81cm" svg:y="5.08cm">
          <text:p text:style-name="P1">Ar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5.715cm" svg:x="15.24cm" svg:y="3.175cm">
          <text:p text:style-name="P1">Schoo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3.175cm" svg:x="8.89cm" svg:y="5.08cm">
          <text:p text:style-name="P1">Compos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5.715cm" svg:x="15.24cm" svg:y="9.525cm">
          <text:p text:style-name="P1">Farm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5.08cm" svg:x="3.81cm" svg:y="10.16cm">
          <text:p text:style-name="P1">Med B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715cm" svg:height="3.175cm" svg:x="8.89cm" svg:y="12.065cm">
          <text:p text:style-name="P1">Air Treatmen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3.175cm" svg:x="8.89cm" svg:y="8.255cm">
          <text:p text:style-name="P1">Water Treatm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78cm" svg:height="1.905cm" svg:x="3.81cm" svg:y="0cm">
          <text:p text:style-name="P1">Quarter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795cm" svg:height="1.905cm" svg:x="3.81cm" svg:y="2.54cm">
          <text:p text:style-name="P1">Din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4T19:47:41.152000000</meta:creation-date>
    <dc:date>2023-02-14T22:38:00.070000000</dc:date>
    <meta:editing-duration>PT2H9M46S</meta:editing-duration>
    <meta:editing-cycles>1</meta:editing-cycles>
    <meta:document-statistic meta:object-count="34"/>
    <meta:generator>LibreOffice/7.1.3.2$Windows_X86_64 LibreOffice_project/47f78053abe362b9384784d31a6e56f8511eb1c1</meta:generator>
  </office:meta>
</office:document-meta>
</file>